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27050.hosts2.ma-cloud.nl/mymusicutopia/home" office:target-frame-name="_top" xlink:show="replace"><text:span text:style-name="Hyperlink">http://27050.hosts2.ma-cloud.nl/mymusicutopia/home</text:span></text:a></text:p>
      <text:p text:style-name="Standaard"><text:a xlink:href="http://27050.hosts2.ma-cloud.nl/mymusicutopia/page1" office:target-frame-name="_top" xlink:show="replace"><text:span text:style-name="Hyperlink">http://27050.hosts2.ma-cloud.nl/mymusicutopia/page1</text:span></text:a></text:p>
      <text:p text:style-name="Standaard"><text:a xlink:href="http://27050.hosts2.ma-cloud.nl/mymusicutopia/pag2" office:target-frame-name="_top" xlink:show="replace"><text:span text:style-name="Hyperlink">http://27050.hosts2.ma-cloud.nl/mymusicutopia/pag2</text:span></text:a></text:p>
      <text:p text:style-name="Standaard"><text:a xlink:href="http://27050.hosts2.ma-cloud.nl/mymusicutopia/page3" office:target-frame-name="_top" xlink:show="replace"><text:span text:style-name="Hyperlink">http://27050.hosts2.ma-cloud.nl/mymusicutopia/page3</text:span></text:a></text:p>
      <text:p text:style-name="Standaard"><text:a xlink:href="http://27050.hosts2.ma-cloud.nl/mymusicutopia/contact" office:target-frame-name="_top" xlink:show="replace"><text:span text:style-name="Hyperlink">http://27050.hosts2.ma-cloud.nl/mymusicutopia/contact</text:span></text:a></text:p>
      <text:p text:style-name="Standaard"><text:a xlink:href="http://27050.hosts2.ma-cloud.nl/mymusicutopia/info" office:target-frame-name="_top" xlink:show="replace"><text:span text:style-name="Hyperlink">http://27050.hosts2.ma-cloud.nl/mymusicutopia/info</text:span></text:a></text:p>
      <text:p text:style-name="Standaard"/>
      <text:p text:style-name="Standaard"/>
      <text:p text:style-name="Standaard">sprint planning 1</text:p>
      <text:p text:style-name="Standaard">in de week van 20 mei ga ik de header en de navigatie bar magen, ik ga alle paginas aanmaken in .php. en ik zal ze allemaal indelen in mijn nav.<text:s/></text:p>
      <text:p text:style-name="Standaard"/>
      <text:p text:style-name="Standaard">Ik zal ook proberen om de juiste thema te fixen en een begin te maken aan de home page.</text:p>
      <text:p text:style-name="Standaard"><text:s/></text:p>
      <text:p text:style-name="Standaard"/>
      <text:p text:style-name="Standaard"><text:s/></text:p>
      <text:p text:style-name="Standaard"><text:s/></text:p>
      <text:p text:style-name="Standaard"><text:s/></text:p>
      <text:p text:style-name="Standaard"><text:s/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man oz</meta:initial-creator>
    <dc:creator>osman oz</dc:creator>
    <meta:creation-date>2019-05-15T07:03:00Z</meta:creation-date>
    <dc:date>2019-05-17T08:20:00Z</dc:date>
    <meta:template xlink:href="Normal.dotm" xlink:type="simple"/>
    <meta:editing-cycles>1</meta:editing-cycles>
    <meta:editing-duration>PT177420S</meta:editing-duration>
    <meta:document-statistic meta:page-count="1" meta:paragraph-count="1" meta:word-count="151" meta:character-count="984" meta:row-count="6" meta:non-whitespace-character-count="834"/>
  </office:meta>
</office:document-meta>
</file>